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258cm" style:rel-column-width="713*"/>
    </style:style>
    <style:style style:name="表1.B" style:family="table-column">
      <style:table-column-properties style:column-width="15.743cm" style:rel-column-width="8925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name-asian="Arial" style:font-size-asian="14pt" style:font-size-complex="14pt"/>
    </style:style>
    <style:style style:name="P2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3" style:family="paragraph" style:parent-style-name="Table_20_Contents">
      <style:text-properties fo:font-size="14pt" style:font-name-asian="Arial" style:font-size-asian="14pt" style:font-size-complex="14pt"/>
    </style:style>
    <style:style style:name="P4" style:family="paragraph" style:parent-style-name="Table_20_Contents">
      <style:text-properties fo:font-size="14pt" fo:background-color="#99ff33" style:font-name-asian="Arial" style:font-size-asian="14pt" style:font-size-complex="14pt"/>
    </style:style>
    <style:style style:name="T1" style:family="text">
      <style:text-properties fo:font-size="14pt" fo:background-color="#99ff33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"/>
          </table:table-cell>
          <table:table-cell table:style-name="表1.B1" office:value-type="string">
            <text:p text:style-name="Table_20_Contents"><text:span text:style-name="T1">Animizm (łac. anima – oddech, dusza, życie)[1] – pogląd:</text:span>view<text:span text:style-name="T1">, zgodnie:</text:span>accordingly<text:span text:style-name="T1"> z którym istoty nie-ludzkie – takie jak zwierzęta:</text:span>pets<text:span text:style-name="T1">, rośliny:</text:span>plants<text:span text:style-name="T1"> czy przedmioty:</text:span>items<text:span text:style-name="T1"> nieożywione – posiadają duszę:</text:span>soul<text:span text:style-name="T1">[2].</text:span></text:p>
            <text:p text:style-name="P4"/>
            <text:p text:style-name="Table_20_Contents"><text:span text:style-name="T1">Pojęcie:</text:span>concept<text:span text:style-name="T1"> animizmu w antropologii religii stosowane:</text:span>used<text:span text:style-name="T1"> jest na określenie:</text:span>definition<text:span text:style-name="T1"> systemu wierzeń:</text:span>belief<text:span text:style-name="T1"> niektórych rdzennych:</text:span>native<text:span text:style-name="T1"> ludów:</text:span>peoples<text:span text:style-name="T1"> plemiennych:</text:span>tribal<text:span text:style-name="T1">, zwłaszcza:</text:span>especially<text:span text:style-name="T1"> z okresu:</text:span>period<text:span text:style-name="T1"> poprzedzającego:</text:span>before<text:span text:style-name="T1"> rozwój:</text:span>development<text:span text:style-name="T1"> zorganizowanych systemów religijnych[3]. Mimo:</text:span>Despite<text:span text:style-name="T1"> że każda:</text:span>each<text:span text:style-name="T1"> kultura posiada:</text:span>has<text:span text:style-name="T1"> własną:</text:span>own<text:span text:style-name="T1"> mitologię i rytuały, „animizm” ma opisywać:</text:span>describe<text:span text:style-name="T1"> najpowszechniejsze:</text:span>the most common<text:span text:style-name="T1">, podstawowe:</text:span>basic<text:span text:style-name="T1"> wątki:</text:span>threads<text:span text:style-name="T1"> „duchowej:</text:span>spiritual<text:span text:style-name="T1">” czy „nadprzyrodzonej:</text:span>supernatural<text:span text:style-name="T1">” perspektywy ludów tubylczych:</text:span>indigenous<text:span text:style-name="T1">. Perspektywa animistyczna jest tak fundamentalna, codzienna i uważana za pewnik, że większość społeczeństw animistycznych nie posiada nawet w swoich językach słowa oznaczającego „animizm” (ani nawet „religia”)[4]; termin jest konstruktem antropologicznym. </text:span></text:p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B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B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B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B2" office:value-type="string">
            <text:p text:style-name="P3"/>
          </table:table-cell>
        </table:table-row>
      </table:table>
      <text:list xml:id="list2889890125589088410" text:style-name="L1">
        <text:list-item>
          <text:p text:style-name="P2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10T12:18:10.97</meta:creation-date>
    <meta:document-statistic meta:table-count="1" meta:image-count="0" meta:object-count="0" meta:page-count="1" meta:paragraph-count="2" meta:word-count="101" meta:character-count="1039"/>
    <dc:date>2019-12-10T12:34:49.48</dc:date>
    <dc:creator>iwabuchi ken</dc:creator>
    <meta:editing-duration>PT3M6S</meta:editing-duration>
    <meta:editing-cycles>1</meta:editing-cycles>
    <meta:generator>OpenOffice/4.1.3$Win32 OpenOffice.org_project/413m1$Build-9783</meta:generator>
  </office:meta>
</office:document-meta>
</file>